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5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113])" office:value-type="float" office:value="348">
            <text:p>348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3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5-16">
            <text:p>16/05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6-19">
            <text:p>19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28">
            <text:p>28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48">
            <text:p>348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8">
            <text:p>28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68">
            <text:p>5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16:29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19T16:29:02</dc:date>
    <meta:editing-duration>PT1H35M18S</meta:editing-duration>
    <meta:editing-cycles>122</meta:editing-cycles>
    <meta:generator>LibreOffice/3.4$Unix LibreOffice_project/340m1$Build-602</meta:generator>
    <meta:document-statistic meta:table-count="5" meta:cell-count="375" meta:object-count="0"/>
  </office:meta>
</office:document-meta>
</file>